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8220225598830358313"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8609995806667333647"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5520243710497843076"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2260214996816541607"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4753444022868609876"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2 miles.</text:p>
      <text:p text:style-name="P40">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15"><text:soft-page-break/></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19T16:41:54.23</dc:date>
    <dc:creator>James Lombardi</dc:creator>
    <meta:editing-duration>P4DT19H14M25S</meta:editing-duration>
    <meta:editing-cycles>427</meta:editing-cycles>
    <meta:generator>OpenOffice/4.1.2$Win32 OpenOffice.org_project/412m3$Build-9782</meta:generator>
    <meta:document-statistic meta:table-count="0" meta:image-count="0" meta:object-count="0" meta:page-count="57" meta:paragraph-count="1530" meta:word-count="16846" meta:character-count="83693"/>
  </office:meta>
</office:document-meta>
</file>